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db8a1" officeooo:paragraph-rsid="000db8a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f1049" officeooo:paragraph-rsid="000f1049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fb457" officeooo:paragraph-rsid="000fb457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118a69" officeooo:paragraph-rsid="00118a69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131463" officeooo:paragraph-rsid="00131463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1471ab" officeooo:paragraph-rsid="001471ab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16704e" officeooo:paragraph-rsid="0016704e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167a32" officeooo:paragraph-rsid="00167a32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18a69" officeooo:paragraph-rsid="00118a69" style:font-size-asian="18pt" style:font-weight-asian="normal" style:font-size-complex="18pt" style:font-weight-complex="normal"/>
    </style:style>
    <style:style style:name="T1" style:family="text">
      <style:text-properties officeooo:rsid="000fb457"/>
    </style:style>
    <style:style style:name="T2" style:family="text">
      <style:text-properties officeooo:rsid="0016704e"/>
    </style:style>
    <style:style style:name="T3" style:family="text">
      <style:text-properties officeooo:rsid="00167a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leontologie Einführung</text:p>
      <text:p text:style-name="P2">Klausur: mit Skripten (Handschriftlich)</text:p>
      <text:p text:style-name="P2">Hauptaufgabe: Infos aus Fossilien holen</text:p>
      <text:p text:style-name="P2"><text:span text:style-name="T1">Literatur: </text:span>Einführung in die Paläontologie Teil 1; Allgemeine Paläontologie (schweizerbart)</text:p>
      <text:p text:style-name="P3">Paläontologie: Wissenschaft der Fossilien/ prä-holozänen Lebens</text:p>
      <text:p text:style-name="P9"/>
      <text:p text:style-name="P9">Nutzung der Fosilien im:</text:p>
      <text:p text:style-name="P3">Jungpaläolithikum: Fossilien als Schmucksteine</text:p>
      <text:p text:style-name="P3">Eisenzeit/Latene: Grabbeigaben</text:p>
      <text:p text:style-name="P4"/>
      <text:p text:style-name="P4">Leonardo Da Vinci: erkannte Fossilien als Reste von Lebewesen</text:p>
      <text:p text:style-name="P4">Nicolaus Stelo: korrekte Deutung der Fossilien</text:p>
      <text:p text:style-name="P5">Überblick:</text:p>
      <text:p text:style-name="P5">15-16: Natur v. Fossilien unklar</text:p>
      <text:p text:style-name="P5">16: Natur von Fossilien erkannt</text:p>
      <text:p text:style-name="P5">Ende 18: Entwicklung Evotheorie</text:p>
      <text:p text:style-name="P5">19-20: Spezialdisziplinen</text:p>
      <text:p text:style-name="P5"/>
      <text:p text:style-name="P5">Biosphäre: Einheit in der Leben Existiert</text:p>
      <text:p text:style-name="P6">Leben erst seit 530 mio jahren</text:p>
      <text:p text:style-name="P6"/>
      <text:p text:style-name="P6">Fossilienarten:</text:p>
      <text:p text:style-name="P6">Körperfossilien: versteinerte Überreste von Organismen. Auch lebende wie Quastenflosser, <text:span text:style-name="T2">Lingula</text:span> <text:span text:style-name="T2">(Lebewesen die ihre Morphologie kaum verändert haben)</text:span></text:p>
      <text:p text:style-name="P7"/>
      <text:p text:style-name="P7">Chemofossilien: Organische Verbindungen welche bestimmten Organismengruppen zugeordnet werden können z.B Biomarker/Farbstoffe/ Pigmente</text:p>
      <text:p text:style-name="P7"/>
      <text:p text:style-name="P7">Spurenfossilien (Ichnofacien): <text:span text:style-name="T3">setzt bewusste Aktivität voraus! Nicht geschleift werden</text:span></text:p>
      <text:p text:style-name="P7"/>
      <text:p text:style-name="P7"/>
      <text:p text:style-name="P8"><text:soft-page-break/>Aufgabenbereiche der Paläontologie:</text:p>
      <text:p text:style-name="P8">Taxonomie fossiler Lebewesen, inc. Spuren</text:p>
      <text:p text:style-name="P8">Wechselwirkungen mit der Paläo-Umwelt: Palökologie</text:p>
      <text:p text:style-name="P8">Entwicklung in der Zeit: Phylogenie und Biostratigraphie</text:p>
      <text:p text:style-name="P8">Geobiologie, Paläobiologie</text:p>
      <text:p text:style-name="P8">Analyse natürlicher biologischer Langzeit-Experimen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2:40:22.482388347</meta:creation-date>
    <dc:date>2021-10-19T13:58:29.670539413</dc:date>
    <meta:editing-duration>PT5M2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146" meta:character-count="1312" meta:non-whitespace-character-count="1193"/>
  </office:meta>
</office:document-meta>
</file>